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5" office:value-type="string" calcext:value-type="string" table:number-columns-spanned="6" table:number-rows-spanned="1">
            <text:p>Error Recovery Quality</text:p>
          </table:table-cell>
          <table:covered-table-cell table:number-columns-repeated="5" table:style-name="Default"/>
          <table:table-cell table:style-name="Default"/>
          <table:table-cell table:style-name="ce1" office:value-type="string" calcext:value-type="string">
            <text:p>Analysis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UpathDeep</text:p>
          </table:table-cell>
          <table:table-cell table:style-name="Default" office:value-type="string" calcext:value-type="string">
            <text:p>UpathPrefLast</text:p>
          </table:table-cell>
          <table:table-cell table:style-name="Default" office:value-type="string" calcext:value-type="string">
            <text:p>UpathPrefLastDeep</text:p>
          </table:table-cell>
          <table:table-cell table:style-name="Default" office:value-type="string" calcext:value-type="string">
            <text:p>Upath</text:p>
          </table:table-cell>
          <table:table-cell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Como a label está associada a um bloco, ao ser lançada, perde toda a informação do bloco.</text:p>
          </table:table-cell>
        </table:table-row>
        <table:table-row table:style-name="ro1">
          <table:table-cell office:value-type="string" calcext:value-type="string">
            <text:p>Colon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toda a informação da declaração onde ocorre o erro, porém consegue sincronizar após isso. </text:p>
          </table:table-cell>
        </table:table-row>
        <table:table-row table:style-name="ro1">
          <table:table-cell office:value-type="string" calcext:value-type="string">
            <text:p>Colon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o tipo, porém sincroniza mais à frente.</text:p>
          </table:table-cell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5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gnora tudo o que vem adiante</text:p>
          </table:table-cell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e uma escolha do comando ‘case’, porém sincroniza nas demais escolhas.</text:p>
          </table:table-cell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4"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1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3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constante onde ocorre o erro.</text:p>
          </table:table-cell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3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tipo onde ocorre o erro.</text:p>
          </table:table-cell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pathDeep perde um token a mais que o excellent. </text:p>
          </table:table-cell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e tudo o que está entre parênteses num enum.</text:p>
          </table:table-cell>
        </table:table-row>
        <table:table-row table:style-name="ro1">
          <table:table-cell office:value-type="string" calcext:value-type="string">
            <text:p>IdErr6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.</text:p>
          </table:table-cell>
        </table:table-row>
        <table:table-row table:style-name="ro1">
          <table:table-cell office:value-type="string" calcext:value-type="string">
            <text:p>IdErr7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, mas sincroniza depois.</text:p>
          </table:table-cell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Pa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a declaração do record onde ocorre o erro.</text:p>
          </table:table-cell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Perde toda a informação relacionada a declaração de labels, mas consegue se recuperar perfeitamente.</text:p>
          </table:table-cell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abel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Perde a informação dos tipos seguintes ao erro dentro dos colchetes.</text:p>
          </table:table-cell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3" office:value-type="string" calcext:value-type="string">
            <text:p>good</text:p>
          </table:table-cell>
          <table:table-cell table:style-name="ce10" office:value-type="string" calcext:value-type="string">
            <text:p>none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somente a informação de head na regra program.</text:p>
          </table:table-cell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RBrack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RParErr3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impleExp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 office:value-type="string" calcext:value-type="string">
            <text:p>Perdeu o token ‘then’</text:p>
          </table:table-cell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</table:table-row>
        <table:table-row table:style-name="ro1">
          <table:table-cell office:value-type="string" calcext:value-type="string">
            <text:p>ToDownToErr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4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a declaração de variável onde ocorre o erro.</text:p>
          </table:table-cell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3" table:style-name="ce4" office:value-type="string" calcext:value-type="string">
            <text:p>good</text:p>
          </table:table-cell>
          <table:table-cell office:value-type="string" calcext:value-type="string">
            <text:p>Perde toda a informação da lista após o erro.</text:p>
          </table:table-cell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Hard</text:p>
          </table:table-cell>
          <table:table-cell table:style-name="ce3" table:number-columns-repeated="2"/>
          <table:table-cell table:style-name="Default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103];&quot;excellent&quot;)" office:value-type="float" office:value="79" calcext:value-type="float">
            <text:p>79</text:p>
          </table:table-cell>
          <table:table-cell table:style-name="ce8" table:formula="of:=([.B109]/[.B113])*100" office:value-type="float" office:value="78.2178217821782" calcext:value-type="float">
            <text:p>78,22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D3:.D103];&quot;excellent&quot;)" office:value-type="float" office:value="63" calcext:value-type="float">
            <text:p>63</text:p>
          </table:table-cell>
          <table:table-cell table:style-name="ce8" table:formula="of:=([.F109]/[.F113])*100" office:value-type="float" office:value="62.3762376237624" calcext:value-type="float">
            <text:p>62,38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103];&quot;good&quot;)" office:value-type="float" office:value="13" calcext:value-type="float">
            <text:p>13</text:p>
          </table:table-cell>
          <table:table-cell table:style-name="ce8" table:formula="of:=[.B110]/[.B113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D3:.D103];&quot;good&quot;)" office:value-type="float" office:value="18" calcext:value-type="float">
            <text:p>18</text:p>
          </table:table-cell>
          <table:table-cell table:style-name="ce8" table:formula="of:=[.F110]/[.F113]*100" office:value-type="float" office:value="17.8217821782178" calcext:value-type="float">
            <text:p>17,82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103];&quot;poor&quot;)" office:value-type="float" office:value="9" calcext:value-type="float">
            <text:p>9</text:p>
          </table:table-cell>
          <table:table-cell table:style-name="ce8" table:formula="of:=[.B111]/[.B113]*100" office:value-type="float" office:value="8.91089108910891" calcext:value-type="float">
            <text:p>8,91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D3:.D103];&quot;poor&quot;)" office:value-type="float" office:value="20" calcext:value-type="float">
            <text:p>20</text:p>
          </table:table-cell>
          <table:table-cell table:style-name="ce8" table:formula="of:=[.F111]/[.F113]*100" office:value-type="float" office:value="19.8019801980198" calcext:value-type="float">
            <text:p>19,80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103];&quot;none&quot;)" office:value-type="float" office:value="0" calcext:value-type="float">
            <text:p>0</text:p>
          </table:table-cell>
          <table:table-cell table:style-name="ce8" table:formula="of:=[.B112]/[.B113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D3:.D103];&quot;none&quot;)" office:value-type="float" office:value="0" calcext:value-type="float">
            <text:p>0</text:p>
          </table:table-cell>
          <table:table-cell table:style-name="ce8" table:formula="of:=[.F112]/[.F113]*100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09:.B112])" office:value-type="float" office:value="101" calcext:value-type="float">
            <text:p>101</text:p>
          </table:table-cell>
          <table:table-cell table:style-name="ce8" table:formula="of:=[.B113]/[.B113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09:.F112])" office:value-type="float" office:value="101" calcext:value-type="float">
            <text:p>101</text:p>
          </table:table-cell>
          <table:table-cell table:style-name="ce8" table:formula="of:=[.F113]/[.F113]*100" office:value-type="float" office:value="100" calcext:value-type="float">
            <text:p>1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Manual</text:p>
          </table:table-cell>
          <table:table-cell table:style-name="ce3" table:number-columns-repeated="2"/>
          <table:table-cell table:style-name="Default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E3:.E103];&quot;excellent&quot;)" office:value-type="float" office:value="54" calcext:value-type="float">
            <text:p>54</text:p>
          </table:table-cell>
          <table:table-cell table:style-name="ce8" table:formula="of:=([.B117]/[.B121])*100" office:value-type="float" office:value="53.4653465346535" calcext:value-type="float">
            <text:p>53,47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B3:.B103];&quot;excellent&quot;)" office:value-type="float" office:value="79" calcext:value-type="float">
            <text:p>79</text:p>
          </table:table-cell>
          <table:table-cell table:style-name="ce8" table:formula="of:=([.F117]/[.F121])*100" office:value-type="float" office:value="78.2178217821782" calcext:value-type="float">
            <text:p>78,22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E3:.E103];&quot;good&quot;)" office:value-type="float" office:value="15" calcext:value-type="float">
            <text:p>15</text:p>
          </table:table-cell>
          <table:table-cell table:style-name="ce8" table:formula="of:=[.B118]/[.B121]*100" office:value-type="float" office:value="14.8514851485149" calcext:value-type="float">
            <text:p>14,85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B3:.B103];&quot;good&quot;)" office:value-type="float" office:value="13" calcext:value-type="float">
            <text:p>13</text:p>
          </table:table-cell>
          <table:table-cell table:style-name="ce8" table:formula="of:=[.F118]/[.F121]*100" office:value-type="float" office:value="12.8712871287129" calcext:value-type="float">
            <text:p>12,87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E3:.E103];&quot;poor&quot;)" office:value-type="float" office:value="31" calcext:value-type="float">
            <text:p>31</text:p>
          </table:table-cell>
          <table:table-cell table:style-name="ce8" table:formula="of:=[.B119]/[.B121]*100" office:value-type="float" office:value="30.6930693069307" calcext:value-type="float">
            <text:p>30,69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B3:.B103];&quot;poor&quot;)" office:value-type="float" office:value="9" calcext:value-type="float">
            <text:p>9</text:p>
          </table:table-cell>
          <table:table-cell table:style-name="ce8" table:formula="of:=[.F119]/[.F121]*100" office:value-type="float" office:value="8.91089108910891" calcext:value-type="float">
            <text:p>8,91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E3:.E103];&quot;none&quot;)" office:value-type="float" office:value="1" calcext:value-type="float">
            <text:p>1</text:p>
          </table:table-cell>
          <table:table-cell table:style-name="ce8" table:formula="of:=[.B120]/[.B121]*100" office:value-type="float" office:value="0.99009900990099" calcext:value-type="float">
            <text:p>0,99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B3:.B103];&quot;none&quot;)" office:value-type="float" office:value="0" calcext:value-type="float">
            <text:p>0</text:p>
          </table:table-cell>
          <table:table-cell table:style-name="ce8" table:formula="of:=[.F120]/[.F121]*100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17:.B120])" office:value-type="float" office:value="101" calcext:value-type="float">
            <text:p>101</text:p>
          </table:table-cell>
          <table:table-cell table:style-name="ce8" table:formula="of:=[.B121]/[.B121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17:.F120])" office:value-type="float" office:value="101" calcext:value-type="float">
            <text:p>101</text:p>
          </table:table-cell>
          <table:table-cell table:style-name="ce8" table:formula="of:=[.F121]/[.F121]*100" office:value-type="float" office:value="100" calcext:value-type="float">
            <text:p>1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UpathPrefLast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UpathPrefLastDeep</text:p>
          </table:table-cell>
          <table:table-cell table:style-name="ce3" table:number-columns-repeated="2"/>
          <table:table-cell table:style-name="Default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F3:.F103];&quot;excellent&quot;)" office:value-type="float" office:value="57" calcext:value-type="float">
            <text:p>57</text:p>
          </table:table-cell>
          <table:table-cell table:style-name="ce8" table:formula="of:=([.B125]/[.B129])*100" office:value-type="float" office:value="56.4356435643564" calcext:value-type="float">
            <text:p>56,44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G3:.G103];&quot;excellent&quot;)" office:value-type="float" office:value="62" calcext:value-type="float">
            <text:p>62</text:p>
          </table:table-cell>
          <table:table-cell table:style-name="ce8" table:formula="of:=([.F125]/[.F129])*100" office:value-type="float" office:value="61.3861386138614" calcext:value-type="float">
            <text:p>61,39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F3:.F103];&quot;good&quot;)" office:value-type="float" office:value="13" calcext:value-type="float">
            <text:p>13</text:p>
          </table:table-cell>
          <table:table-cell table:style-name="ce8" table:formula="of:=[.B126]/[.B129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G3:.G103];&quot;good&quot;)" office:value-type="float" office:value="15" calcext:value-type="float">
            <text:p>15</text:p>
          </table:table-cell>
          <table:table-cell table:style-name="ce8" table:formula="of:=[.F126]/[.F129]*100" office:value-type="float" office:value="14.8514851485149" calcext:value-type="float">
            <text:p>14,85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F3:.F103];&quot;poor&quot;)" office:value-type="float" office:value="31" calcext:value-type="float">
            <text:p>31</text:p>
          </table:table-cell>
          <table:table-cell table:style-name="ce8" table:formula="of:=[.B127]/[.B129]*100" office:value-type="float" office:value="30.6930693069307" calcext:value-type="float">
            <text:p>30,69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G3:.G103];&quot;poor&quot;)" office:value-type="float" office:value="24" calcext:value-type="float">
            <text:p>24</text:p>
          </table:table-cell>
          <table:table-cell table:style-name="ce8" table:formula="of:=[.F127]/[.F129]*100" office:value-type="float" office:value="23.7623762376238" calcext:value-type="float">
            <text:p>23,76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F3:.F103];&quot;none&quot;)" office:value-type="float" office:value="0" calcext:value-type="float">
            <text:p>0</text:p>
          </table:table-cell>
          <table:table-cell table:style-name="ce8" table:formula="of:=[.B128]/[.B129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G3:.G103];&quot;none&quot;)" office:value-type="float" office:value="0" calcext:value-type="float">
            <text:p>0</text:p>
          </table:table-cell>
          <table:table-cell table:style-name="ce8" table:formula="of:=[.F128]/[.F129]*100" office:value-type="float" office:value="0" calcext:value-type="float">
            <text:p>0,00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25:.B128])" office:value-type="float" office:value="101" calcext:value-type="float">
            <text:p>101</text:p>
          </table:table-cell>
          <table:table-cell table:style-name="ce8" table:formula="of:=[.B129]/[.B129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25:.F128])" office:value-type="float" office:value="101" calcext:value-type="float">
            <text:p>101</text:p>
          </table:table-cell>
          <table:table-cell table:style-name="ce8" table:formula="of:=[.F129]/[.F129]*100" office:value-type="float" office:value="100" calcext:value-type="float">
            <text:p>1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Upath</text:p>
          </table:table-cell>
          <table:table-cell table:style-name="ce3"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H3:.H103];&quot;excellent&quot;)" office:value-type="float" office:value="49" calcext:value-type="float">
            <text:p>49</text:p>
          </table:table-cell>
          <table:table-cell table:style-name="ce8" table:formula="of:=([.B133]/[.B137])*100" office:value-type="float" office:value="48.5148514851485" calcext:value-type="float">
            <text:p>48,51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H3:.H103];&quot;good&quot;)" office:value-type="float" office:value="14" calcext:value-type="float">
            <text:p>14</text:p>
          </table:table-cell>
          <table:table-cell table:style-name="ce8" table:formula="of:=[.B134]/[.B137]*100" office:value-type="float" office:value="13.8613861386139" calcext:value-type="float">
            <text:p>13,86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H3:.H103];&quot;poor&quot;)" office:value-type="float" office:value="38" calcext:value-type="float">
            <text:p>38</text:p>
          </table:table-cell>
          <table:table-cell table:style-name="ce8" table:formula="of:=[.B135]/[.B137]*100" office:value-type="float" office:value="37.6237623762376" calcext:value-type="float">
            <text:p>37,62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H3:.H103];&quot;none&quot;)" office:value-type="float" office:value="0" calcext:value-type="float">
            <text:p>0</text:p>
          </table:table-cell>
          <table:table-cell table:style-name="ce8" table:formula="of:=[.B136]/[.B137]*100" office:value-type="float" office:value="0" calcext:value-type="float">
            <text:p>0,00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33:.B136])" office:value-type="float" office:value="101" calcext:value-type="float">
            <text:p>101</text:p>
          </table:table-cell>
          <table:table-cell table:style-name="ce8" table:formula="of:=[.B137]/[.B137]*100" office:value-type="float" office:value="100" calcext:value-type="float">
            <text:p>100,00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8:48:10.197609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1H26M6S</meta:editing-duration>
    <meta:editing-cycles>17</meta:editing-cycles>
    <meta:generator>LibreOffice/6.1.4.2$Linux_X86_64 LibreOffice_project/9d0f32d1f0b509096fd65e0d4bec26ddd1938fd3</meta:generator>
    <dc:date>2019-08-28T19:07:12.611202617</dc:date>
    <meta:document-statistic meta:table-count="1" meta:cell-count="988" meta:object-count="0"/>
  </office:meta>
</office:document-meta>
</file>